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rial, Helvetica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5pt" fo:font-weight="bold" officeooo:rsid="0001b155" officeooo:paragraph-rsid="0002deac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color="#ff0000" fo:font-size="15pt" fo:font-weight="bold" officeooo:rsid="0001b155" officeooo:paragraph-rsid="0002deac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000000" fo:font-size="15pt" fo:font-weight="bold" officeooo:rsid="000b63d9" officeooo:paragraph-rsid="000b63d9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1b155" officeooo:paragraph-rsid="0001b155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1b155" officeooo:paragraph-rsid="0001b15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1b155" officeooo:paragraph-rsid="0002dea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2deac" officeooo:paragraph-rsid="0002deac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2deac" officeooo:paragraph-rsid="0001b15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5pt" fo:font-weight="bold" officeooo:rsid="0001b155" officeooo:paragraph-rsid="0008ac5e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5pt" fo:font-weight="bold" officeooo:rsid="0008ac5e" officeooo:paragraph-rsid="0008ac5e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color="#444444" fo:font-size="12pt" fo:font-weight="normal" officeooo:rsid="0008ac5e" officeooo:paragraph-rsid="0008ac5e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a933" style:font-name="Open Sans" fo:font-size="12pt" fo:letter-spacing="normal" fo:font-style="normal" fo:font-weight="bold" style:font-weight-asian="bold" style:font-weight-complex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 loext:padding="0cm" loext:border="none"/>
    </style:style>
    <style:style style:name="T1" style:family="text">
      <style:text-properties officeooo:rsid="00070e23"/>
    </style:style>
    <style:style style:name="T2" style:family="text">
      <style:text-properties officeooo:rsid="000b63d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font-name="Open Sans" fo:letter-spacing="normal" fo:font-style="normal"/>
    </style:style>
    <style:style style:name="T5" style:family="text">
      <style:text-properties fo:font-variant="normal" fo:text-transform="none" fo:color="#000000" style:font-name="Open Sans" fo:letter-spacing="normal" fo:font-style="normal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PREPARATION SOUTENANCE PROJET7</text:p>
      <text:p text:style-name="P4"/>
      <text:p text:style-name="P8">TERRAFORM Commandes</text:p>
      <text:p text:style-name="P5"/>
      <text:p text:style-name="P8">terraform init</text:p>
      <text:p text:style-name="P5"/>
      <text:p text:style-name="P8">terraform plan</text:p>
      <text:p text:style-name="P5"/>
      <text:p text:style-name="P5"><text:span text:style-name="Strong_20_Emphasis">terraform plan</text:span> →<text:span text:style-name="T2"> </text:span>pour voir ce qui va être créer à partir de nos fichiers Terraform</text:p>
      <text:p text:style-name="P5"/>
      <text:p text:style-name="P7">terraform apply</text:p>
      <text:p text:style-name="P6"/>
      <text:p text:style-name="P6"><text:span text:style-name="Strong_20_Emphasis">terraform apply</text:span> pour lancer la construction effective de notre instance AWS EC2</text:p>
      <text:p text:style-name="P6"/>
      <text:p text:style-name="P7">terraform show</text:p>
      <text:p text:style-name="P6"/>
      <text:p text:style-name="P7">Pour inspecter</text:p>
      <text:p text:style-name="P5"/>
      <text:p text:style-name="P7">terraform destroy</text:p>
      <text:p text:style-name="P6"/>
      <text:p text:style-name="P7">Pour détruire l’instance</text:p>
      <text:p text:style-name="P7"/>
      <text:p text:style-name="P7">connexion ssh vers instance EC2</text:p>
      <text:p text:style-name="P7"/>
      <text:p text:style-name="P1">ssh -i ssh-keys/id_rsa_aws <text:span text:style-name="T1">admin</text:span>@</text:p>
      <text:p text:style-name="P2">ec2-52-47-79-6.eu-west-3.compute.amazonaws.com</text:p>
      <text:p text:style-name="P2"/>
      <text:p text:style-name="P11"><text:span text:style-name="T4"><text:line-break/></text:span><text:span text:style-name="T5">Pour lancer ce playbook, nous devons utiliser la commande suivante :</text:span></text:p>
      <text:p text:style-name="P13"/>
      <text:p text:style-name="P12">ansible-playbook playbook.yml -i hosts -u admin -K</text:p>
      <text:p text:style-name="P10"/>
      <text:p text:style-name="P10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rial, Helvetica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4:45:28.274156773</meta:creation-date>
    <dc:date>2021-10-21T10:10:07.878658874</dc:date>
    <meta:editing-duration>PT9H26M3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76" meta:character-count="551" meta:non-whitespace-character-count="490"/>
  </office:meta>
</office:document-meta>
</file>